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indent="0.7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53cm" svg:height="1.27cm" svg:x="0.508cm" svg:y="1.635cm">
          <draw:text-box>
            <text:p>WW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one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W</meta:initial-creator>
    <meta:creation-date>2020-08-24T08:02:07.46</meta:creation-date>
    <dc:date>2020-08-24T08:07:24.95</dc:date>
    <dc:creator>M W</dc:creator>
    <meta:editing-duration>PT5M17S</meta:editing-duration>
    <meta:editing-cycles>1</meta:editing-cycles>
    <meta:document-statistic meta:object-count="1"/>
    <meta:generator>OpenOffice/4.1.7$Win32 OpenOffice.org_project/417m1$Build-9800</meta:generator>
  </office:meta>
</office:document-meta>
</file>